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6.755cm" svg:y="4.962cm">
            <draw:object draw:notify-on-update-of-ranges="Sheet1.J1:Sheet1.J69 Sheet1.K1:Sheet1.K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68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10"/>
          <table:table-cell office:value-type="float" office:value="209" calcext:value-type="float">
            <text:p>2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10"/>
          <table:table-cell office:value-type="float" office:value="201" calcext:value-type="float">
            <text:p>2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10"/>
          <table:table-cell office:value-type="float" office:value="97" calcext:value-type="float">
            <text:p>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10"/>
          <table:table-cell office:value-type="float" office:value="97" calcext:value-type="float">
            <text:p>9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10"/>
          <table:table-cell office:value-type="float" office:value="32370" calcext:value-type="float">
            <text:p>3237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30"/>
          <table:table-cell office:value-type="float" office:value="176" calcext:value-type="float">
            <text:p>176</text:p>
          </table:table-cell>
          <table:table-cell table:number-columns-repeated="9"/>
          <table:table-cell office:value-type="float" office:value="10544" calcext:value-type="float">
            <text:p>10544</text:p>
          </table:table-cell>
          <table:table-cell table:number-columns-repeated="10"/>
          <table:table-cell office:value-type="float" office:value="5687" calcext:value-type="float">
            <text:p>5687</text:p>
          </table:table-cell>
          <table:table-cell table:number-columns-repeated="9"/>
          <table:table-cell office:value-type="float" office:value="37022" calcext:value-type="float">
            <text:p>37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13</text:p>
          </table:table-cell>
          <table:table-cell table:formula="of:=[.B60]+14"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float" office:value="9652" calcext:value-type="float">
            <text:p>9652</text:p>
          </table:table-cell>
          <table:table-cell office:value-type="float" office:value="5250" calcext:value-type="float">
            <text:p>5250</text:p>
          </table:table-cell>
          <table:table-cell office:value-type="float" office:value="32135" calcext:value-type="float">
            <text:p>32135</text:p>
          </table:table-cell>
          <table:table-cell table:formula="of:=SUM([.D61:.F61])" office:value-type="float" office:value="47037" calcext:value-type="float">
            <text:p>47037</text:p>
          </table:table-cell>
          <table:table-cell table:formula="of:=[.B61]" office:value-type="float" office:value="272" calcext:value-type="float">
            <text:p>272</text:p>
          </table:table-cell>
          <table:table-cell table:formula="of:=[.G61]" office:value-type="float" office:value="47037" calcext:value-type="float">
            <text:p>47037</text:p>
          </table:table-cell>
          <table:table-cell table:formula="of:=[.H61]" office:value-type="float" office:value="272" calcext:value-type="float">
            <text:p>272</text:p>
          </table:table-cell>
          <table:table-cell table:formula="of:=[.F61]" office:value-type="float" office:value="32135" calcext:value-type="float">
            <text:p>321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26</text:p>
          </table:table-cell>
          <table:table-cell table:formula="of:=[.B61]+13"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formula="of:=SUM([.D62:.F62])" office:value-type="float" office:value="47338" calcext:value-type="float">
            <text:p>47338</text:p>
          </table:table-cell>
          <table:table-cell table:formula="of:=[.B62]" office:value-type="float" office:value="285" calcext:value-type="float">
            <text:p>285</text:p>
          </table:table-cell>
          <table:table-cell table:formula="of:=[.G62]" office:value-type="float" office:value="47338" calcext:value-type="float">
            <text:p>47338</text:p>
          </table:table-cell>
          <table:table-cell table:formula="of:=[.H62]" office:value-type="float" office:value="285" calcext:value-type="float">
            <text:p>285</text:p>
          </table:table-cell>
          <table:table-cell table:formula="of:=[.F62]" office:value-type="float" office:value="32370" calcext:value-type="float">
            <text:p>3237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14</text:p>
          </table:table-cell>
          <table:table-cell table:formula="of:=[.B62]+13+5+135" office:value-type="float" office:value="438" calcext:value-type="float">
            <text:p>438</text:p>
          </table:table-cell>
          <table:table-cell office:value-type="float" office:value="176" calcext:value-type="float">
            <text:p>176</text:p>
          </table:table-cell>
          <table:table-cell office:value-type="float" office:value="10544" calcext:value-type="float">
            <text:p>10544</text:p>
          </table:table-cell>
          <table:table-cell office:value-type="float" office:value="5687" calcext:value-type="float">
            <text:p>5687</text:p>
          </table:table-cell>
          <table:table-cell office:value-type="float" office:value="37022" calcext:value-type="float">
            <text:p>37022</text:p>
          </table:table-cell>
          <table:table-cell table:formula="of:=SUM([.D63:.F63])" office:value-type="float" office:value="53253" calcext:value-type="float">
            <text:p>53253</text:p>
          </table:table-cell>
          <table:table-cell table:formula="of:=[.B63]" office:value-type="float" office:value="438" calcext:value-type="float">
            <text:p>438</text:p>
          </table:table-cell>
          <table:table-cell table:formula="of:=[.G63]" office:value-type="float" office:value="53253" calcext:value-type="float">
            <text:p>53253</text:p>
          </table:table-cell>
          <table:table-cell table:formula="of:=[.H63]" office:value-type="float" office:value="438" calcext:value-type="float">
            <text:p>438</text:p>
          </table:table-cell>
          <table:table-cell table:formula="of:=[.F63]" office:value-type="float" office:value="37022" calcext:value-type="float">
            <text:p>3702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25</text:p>
          </table:table-cell>
          <table:table-cell table:formula="of:=[.B63]+11" office:value-type="float" office:value="449" calcext:value-type="float">
            <text:p>449</text:p>
          </table:table-cell>
          <table:table-cell office:value-type="float" office:value="179" calcext:value-type="float">
            <text:p>179</text:p>
          </table:table-cell>
          <table:table-cell office:value-type="float" office:value="11617" calcext:value-type="float">
            <text:p>11617</text:p>
          </table:table-cell>
          <table:table-cell office:value-type="float" office:value="6347" calcext:value-type="float">
            <text:p>6347</text:p>
          </table:table-cell>
          <table:table-cell office:value-type="float" office:value="42336" calcext:value-type="float">
            <text:p>42336</text:p>
          </table:table-cell>
          <table:table-cell table:formula="of:=SUM([.D64:.F64])" office:value-type="float" office:value="60300" calcext:value-type="float">
            <text:p>60300</text:p>
          </table:table-cell>
          <table:table-cell table:formula="of:=[.B64]" office:value-type="float" office:value="449" calcext:value-type="float">
            <text:p>449</text:p>
          </table:table-cell>
          <table:table-cell table:formula="of:=[.G64]" office:value-type="float" office:value="60300" calcext:value-type="float">
            <text:p>60300</text:p>
          </table:table-cell>
          <table:table-cell table:formula="of:=[.H64]" office:value-type="float" office:value="449" calcext:value-type="float">
            <text:p>449</text:p>
          </table:table-cell>
          <table:table-cell table:formula="of:=[.F64]" office:value-type="float" office:value="42336" calcext:value-type="float">
            <text:p>4233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9/20</text:p>
          </table:table-cell>
          <table:table-cell table:formula="of:=118+[.B64]" office:value-type="float" office:value="567" calcext:value-type="float">
            <text:p>567</text:p>
          </table:table-cell>
          <table:table-cell office:value-type="float" office:value="188" calcext:value-type="float">
            <text:p>188</text:p>
          </table:table-cell>
          <table:table-cell office:value-type="float" office:value="12677" calcext:value-type="float">
            <text:p>12677</text:p>
          </table:table-cell>
          <table:table-cell office:value-type="float" office:value="7280" calcext:value-type="float">
            <text:p>7280</text:p>
          </table:table-cell>
          <table:table-cell office:value-type="float" office:value="46339" calcext:value-type="float">
            <text:p>46339</text:p>
          </table:table-cell>
          <table:table-cell table:formula="of:=SUM([.D65:.F65])" office:value-type="float" office:value="66296" calcext:value-type="float">
            <text:p>66296</text:p>
          </table:table-cell>
          <table:table-cell table:formula="of:=[.B65]" office:value-type="float" office:value="567" calcext:value-type="float">
            <text:p>567</text:p>
          </table:table-cell>
          <table:table-cell table:formula="of:=[.G65]" office:value-type="float" office:value="66296" calcext:value-type="float">
            <text:p>66296</text:p>
          </table:table-cell>
          <table:table-cell table:formula="of:=[.H65]" office:value-type="float" office:value="567" calcext:value-type="float">
            <text:p>567</text:p>
          </table:table-cell>
          <table:table-cell table:formula="of:=[.F65]" office:value-type="float" office:value="46339" calcext:value-type="float">
            <text:p>463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10/18</text:p>
          </table:table-cell>
          <table:table-cell table:formula="of:=[.B65]+10+18" office:value-type="float" office:value="595" calcext:value-type="float">
            <text:p>595</text:p>
          </table:table-cell>
          <table:table-cell office:value-type="float" office:value="192" calcext:value-type="float">
            <text:p>192</text:p>
          </table:table-cell>
          <table:table-cell office:value-type="float" office:value="12892" calcext:value-type="float">
            <text:p>12892</text:p>
          </table:table-cell>
          <table:table-cell office:value-type="float" office:value="7485" calcext:value-type="float">
            <text:p>7485</text:p>
          </table:table-cell>
          <table:table-cell office:value-type="float" office:value="47364" calcext:value-type="float">
            <text:p>47364</text:p>
          </table:table-cell>
          <table:table-cell table:formula="of:=SUM([.D66:.F66])" office:value-type="float" office:value="67741" calcext:value-type="float">
            <text:p>67741</text:p>
          </table:table-cell>
          <table:table-cell table:formula="of:=[.B66]" office:value-type="float" office:value="595" calcext:value-type="float">
            <text:p>595</text:p>
          </table:table-cell>
          <table:table-cell table:formula="of:=[.G66]" office:value-type="float" office:value="67741" calcext:value-type="float">
            <text:p>67741</text:p>
          </table:table-cell>
          <table:table-cell table:formula="of:=[.H66]" office:value-type="float" office:value="595" calcext:value-type="float">
            <text:p>595</text:p>
          </table:table-cell>
          <table:table-cell table:formula="of:=[.F66]" office:value-type="float" office:value="47364" calcext:value-type="float">
            <text:p>4736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11/19</text:p>
          </table:table-cell>
          <table:table-cell table:formula="of:=[.B66]+32" office:value-type="float" office:value="627" calcext:value-type="float">
            <text:p>627</text:p>
          </table:table-cell>
          <table:table-cell office:value-type="float" office:value="192" calcext:value-type="float">
            <text:p>192</text:p>
          </table:table-cell>
          <table:table-cell office:value-type="float" office:value="13192" calcext:value-type="float">
            <text:p>13192</text:p>
          </table:table-cell>
          <table:table-cell office:value-type="float" office:value="7726" calcext:value-type="float">
            <text:p>7726</text:p>
          </table:table-cell>
          <table:table-cell office:value-type="float" office:value="48808" calcext:value-type="float">
            <text:p>48808</text:p>
          </table:table-cell>
          <table:table-cell table:formula="of:=SUM([.D67:.F67])" office:value-type="float" office:value="69726" calcext:value-type="float">
            <text:p>69726</text:p>
          </table:table-cell>
          <table:table-cell table:formula="of:=[.B67]" office:value-type="float" office:value="627" calcext:value-type="float">
            <text:p>627</text:p>
          </table:table-cell>
          <table:table-cell table:formula="of:=[.G67]" office:value-type="float" office:value="69726" calcext:value-type="float">
            <text:p>69726</text:p>
          </table:table-cell>
          <table:table-cell table:formula="of:=[.H67]" office:value-type="float" office:value="627" calcext:value-type="float">
            <text:p>627</text:p>
          </table:table-cell>
          <table:table-cell table:formula="of:=[.F67]" office:value-type="float" office:value="48808" calcext:value-type="float">
            <text:p>4880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1//8/28</text:p>
          </table:table-cell>
          <table:table-cell table:formula="of:=282+[.B67]" office:value-type="float" office:value="909" calcext:value-type="float">
            <text:p>909</text:p>
          </table:table-cell>
          <table:table-cell office:value-type="float" office:value="221" calcext:value-type="float">
            <text:p>221</text:p>
          </table:table-cell>
          <table:table-cell office:value-type="float" office:value="16550" calcext:value-type="float">
            <text:p>16550</text:p>
          </table:table-cell>
          <table:table-cell office:value-type="float" office:value="11292" calcext:value-type="float">
            <text:p>11292</text:p>
          </table:table-cell>
          <table:table-cell office:value-type="float" office:value="62152" calcext:value-type="float">
            <text:p>62152</text:p>
          </table:table-cell>
          <table:table-cell table:formula="of:=SUM([.D68:.F68])" office:value-type="float" office:value="89994" calcext:value-type="float">
            <text:p>89994</text:p>
          </table:table-cell>
          <table:table-cell table:formula="of:=[.B68]" office:value-type="float" office:value="909" calcext:value-type="float">
            <text:p>909</text:p>
          </table:table-cell>
          <table:table-cell table:formula="of:=[.G68]" office:value-type="float" office:value="89994" calcext:value-type="float">
            <text:p>89994</text:p>
          </table:table-cell>
          <table:table-cell table:formula="of:=[.H68]" office:value-type="float" office:value="909" calcext:value-type="float">
            <text:p>909</text:p>
          </table:table-cell>
          <table:table-cell table:formula="of:=[.F68]" office:value-type="float" office:value="62152" calcext:value-type="float">
            <text:p>6215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1//8/29</text:p>
          </table:table-cell>
          <table:table-cell table:formula="of:=[.B68]+36" office:value-type="float" office:value="945" calcext:value-type="float">
            <text:p>945</text:p>
          </table:table-cell>
          <table:table-cell office:value-type="float" office:value="234" calcext:value-type="float">
            <text:p>234</text:p>
          </table:table-cell>
          <table:table-cell office:value-type="float" office:value="17175" calcext:value-type="float">
            <text:p>17175</text:p>
          </table:table-cell>
          <table:table-cell office:value-type="float" office:value="12598" calcext:value-type="float">
            <text:p>12598</text:p>
          </table:table-cell>
          <table:table-cell office:value-type="float" office:value="67527" calcext:value-type="float">
            <text:p>67527</text:p>
          </table:table-cell>
          <table:table-cell table:formula="of:=SUM([.D69:.F69])" office:value-type="float" office:value="97300" calcext:value-type="float">
            <text:p>97300</text:p>
          </table:table-cell>
          <table:table-cell table:formula="of:=[.B69]" office:value-type="float" office:value="945" calcext:value-type="float">
            <text:p>945</text:p>
          </table:table-cell>
          <table:table-cell table:formula="of:=[.G69]" office:value-type="float" office:value="97300" calcext:value-type="float">
            <text:p>97300</text:p>
          </table:table-cell>
          <table:table-cell table:formula="of:=[.H69]" office:value-type="float" office:value="945" calcext:value-type="float">
            <text:p>945</text:p>
          </table:table-cell>
          <table:table-cell table:formula="of:=[.F69]" office:value-type="float" office:value="67527" calcext:value-type="float">
            <text:p>67527</text:p>
          </table:table-cell>
          <table:table-cell table:number-columns-repeated="66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2152" calcext:value-type="float">
            <text:p>6215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6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9"/>
          <table:table-cell office:value-type="float" office:value="221" calcext:value-type="float">
            <text:p>221</text:p>
          </table:table-cell>
          <table:table-cell table:number-columns-repeated="9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table:number-columns-repeated="9"/>
          <table:table-cell office:value-type="float" office:value="62152" calcext:value-type="float">
            <text:p>6215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00/00/00</text:date>, <text:time style:data-style-name="N2" text:time-value="17:44:27.74344085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1T11:55:35.032864548</meta:creation-date>
    <dc:date>2021-10-03T17:47:05.460709838</dc:date>
    <meta:editing-duration>PT7H56M18S</meta:editing-duration>
    <meta:editing-cycles>118</meta:editing-cycles>
    <meta:generator>LibreOffice/6.4.7.2$Linux_X86_64 LibreOffice_project/40$Build-2</meta:generator>
    <meta:document-statistic meta:table-count="1" meta:cell-count="8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37cm" svg:y="3.846cm" style:legend-expansion="high" chart:style-name="ch2"/>
        <chart:plot-area chart:style-name="ch3" table:cell-range-address="Sheet1.J1:Sheet1.K69" svg:x="0.32cm" svg:y="0.18cm" svg:width="12.097cm" svg:height="8.64cm">
          <chartooo:coordinate-region svg:x="1.497cm" svg:y="0.379cm" svg:width="10.5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69" chart:class="chart:scatter">
            <chart:domain table:cell-range-address="Sheet1.J1:Sheet1.J69"/>
            <chart:regression-curve chart:style-name="ch7">
              <chart:equation chart:display-equation="true" chart:display-r-square="true"/>
            </chart:regression-curve>
            <chart:data-point chart:repeated="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69</svg:desc>
                </draw:g>
              </table:table-cell>
              <table:table-cell office:value-type="float" office:value="6863">
                <text:p>6863</text:p>
                <draw:g>
                  <svg:desc>Sheet1.K1:Sheet1.K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32135">
                <text:p>3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42336">
                <text:p>42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46339">
                <text:p>46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47364">
                <text:p>47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">
                <text:p>627</text:p>
              </table:table-cell>
              <table:table-cell office:value-type="float" office:value="48808">
                <text:p>48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">
                <text:p>909</text:p>
              </table:table-cell>
              <table:table-cell office:value-type="float" office:value="62152">
                <text:p>62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5">
                <text:p>945</text:p>
              </table:table-cell>
              <table:table-cell office:value-type="float" office:value="67527">
                <text:p>67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